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018" officeooo:paragraph-rsid="00107018"/>
    </style:style>
    <style:style style:name="P2" style:family="paragraph" style:parent-style-name="Standard" style:list-style-name="L3">
      <style:text-properties officeooo:rsid="00107018" officeooo:paragraph-rsid="00107018"/>
    </style:style>
    <style:style style:name="P3" style:family="paragraph" style:parent-style-name="Standard" style:list-style-name="L5">
      <style:text-properties officeooo:rsid="00107018" officeooo:paragraph-rsid="00107018"/>
    </style:style>
    <style:style style:name="P4" style:family="paragraph" style:parent-style-name="Standard">
      <style:text-properties officeooo:rsid="00116b9e" officeooo:paragraph-rsid="00116b9e"/>
    </style:style>
    <style:style style:name="P5" style:family="paragraph" style:parent-style-name="Standard" style:list-style-name="L3">
      <style:text-properties officeooo:rsid="00116b9e" officeooo:paragraph-rsid="00116b9e"/>
    </style:style>
    <style:style style:name="P6" style:family="paragraph" style:parent-style-name="Standard">
      <style:text-properties officeooo:rsid="0012f94c" officeooo:paragraph-rsid="0012f94c"/>
    </style:style>
    <style:style style:name="P7" style:family="paragraph" style:parent-style-name="Standard" style:list-style-name="L6">
      <style:text-properties officeooo:rsid="0012f94c" officeooo:paragraph-rsid="0012f94c"/>
    </style:style>
    <style:style style:name="P8" style:family="paragraph" style:parent-style-name="Standard">
      <style:text-properties fo:font-size="16pt" fo:font-weight="bold" officeooo:rsid="00107018" officeooo:paragraph-rsid="00107018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13352d" officeooo:paragraph-rsid="0013352d"/>
    </style:style>
    <style:style style:name="P10" style:family="paragraph" style:parent-style-name="Standard" style:list-style-name="L1">
      <style:text-properties fo:font-weight="bold" officeooo:rsid="00107018" officeooo:paragraph-rsid="00107018" style:font-weight-asian="bold" style:font-weight-complex="bold"/>
    </style:style>
    <style:style style:name="P11" style:family="paragraph" style:parent-style-name="Standard" style:list-style-name="L4">
      <style:text-properties fo:font-weight="bold" officeooo:rsid="00107018" officeooo:paragraph-rsid="00107018" style:font-weight-asian="bold" style:font-weight-complex="bold"/>
    </style:style>
    <style:style style:name="P12" style:family="paragraph" style:parent-style-name="Standard">
      <style:text-properties fo:font-weight="bold" officeooo:rsid="0012f94c" officeooo:paragraph-rsid="0012f94c" style:font-weight-asian="bold" style:font-weight-complex="bold"/>
    </style:style>
    <style:style style:name="P13" style:family="paragraph" style:parent-style-name="Standard" style:list-style-name="L5">
      <style:text-properties officeooo:rsid="0014e28c" officeooo:paragraph-rsid="0014e28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2f94c"/>
    </style:style>
    <style:style style:name="T4" style:family="text">
      <style:text-properties officeooo:rsid="0013352d"/>
    </style:style>
    <style:style style:name="T5" style:family="text">
      <style:text-properties officeooo:rsid="001399d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f94c" style:font-weight-asian="bold" style:font-weight-complex="bold"/>
    </style:style>
    <style:style style:name="T8" style:family="text">
      <style:text-properties officeooo:rsid="00160e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756in" fo:text-indent="-0.25in" fo:margin-left="1.0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256in" fo:text-indent="-0.25in" fo:margin-left="1.3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756in" fo:text-indent="-0.25in" fo:margin-left="1.5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256in" fo:text-indent="-0.25in" fo:margin-left="1.8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756in" fo:text-indent="-0.25in" fo:margin-left="2.0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256in" fo:text-indent="-0.25in" fo:margin-left="2.3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756in" fo:text-indent="-0.25in" fo:margin-left="2.5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256in" fo:text-indent="-0.25in" fo:margin-left="2.8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756in" fo:text-indent="-0.25in" fo:margin-left="3.0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256in" fo:text-indent="-0.25in" fo:margin-left="3.3256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Minutes of </text:span>Fridays presentation on 22<text:span text:style-name="T1">nd</text:span> , <text:span text:style-name="T8">June</text:span>, 2018</text:p>
      <text:p text:style-name="P1"/>
      <text:p text:style-name="P6"><text:span text:style-name="T6">Date and time:</text:span> 22<text:span text:style-name="T1">nd</text:span>, June, 2018</text:p>
      <text:p text:style-name="P1"/>
      <text:p text:style-name="P1"><text:span text:style-name="T7">Project:</text:span>Task Notifier App</text:p>
      <text:p text:style-name="P1"/>
      <text:p text:style-name="P6"><text:span text:style-name="T6">Location:</text:span> <text:span text:style-name="T5">LLT 2A</text:span></text:p>
      <text:p text:style-name="P6"/>
      <text:p text:style-name="P6"><text:span text:style-name="T6">Supervisor:</text:span> Engineer Bainomugisha</text:p>
      <text:p text:style-name="P6"/>
      <text:p text:style-name="P12">Team Members:</text:p>
      <text:list xml:id="list1952299174" text:style-name="L6">
        <text:list-item>
          <text:p text:style-name="P7">AGABA DAVIS</text:p>
        </text:list-item>
        <text:list-item>
          <text:p text:style-name="P7">NAKYEWA IRENE</text:p>
        </text:list-item>
        <text:list-item>
          <text:p text:style-name="P7">ABILA RAPHAEL</text:p>
        </text:list-item>
        <text:list-item>
          <text:p text:style-name="P7">MWAITA JOSHUA</text:p>
        </text:list-item>
      </text:list>
      <text:p text:style-name="P6"/>
      <text:p text:style-name="P12">Group Name:</text:p>
      <text:p text:style-name="P6"/>
      <text:p text:style-name="P9">Topics</text:p>
      <text:p text:style-name="P9"/>
      <text:list xml:id="list1490269623" text:style-name="L1">
        <text:list-item>
          <text:p text:style-name="P10"><text:span text:style-name="T4">B</text:span>rief introduction About the app</text:p>
        </text:list-item>
      </text:list>
      <text:p text:style-name="P1"/>
      <text:p text:style-name="P1"/>
      <text:list xml:id="list233003729754482" text:continue-numbering="true" text:style-name="L1">
        <text:list-item>
          <text:p text:style-name="P10">Expectations of the user <text:span text:style-name="T5">from the system</text:span></text:p>
        </text:list-item>
      </text:list>
      <text:list xml:id="list136989868" text:style-name="L3">
        <text:list-item>
          <text:p text:style-name="P2"><text:s text:c="15"/><text:span text:style-name="T8">U</text:span>ser sets up an <text:span text:style-name="T8">appointment.</text:span></text:p>
        </text:list-item>
        <text:list-item>
          <text:p text:style-name="P2"><text:tab/> <text:s text:c="2"/><text:span text:style-name="T8">U</text:span>ser can set up multiple appointments</text:p>
        </text:list-item>
        <text:list-item>
          <text:p text:style-name="P2"><text:tab/> <text:s text:c="2"/><text:span text:style-name="T8">T</text:span>he system should allow the user to <text:span text:style-name="T8">classify</text:span> the appointments</text:p>
        </text:list-item>
        <text:list-item>
          <text:p text:style-name="P2"><text:s/><text:tab/> <text:s text:c="2"/><text:span text:style-name="T8">T</text:span>he user should be able to edit, delete and update an appointment</text:p>
        </text:list-item>
        <text:list-item>
          <text:p text:style-name="P5"><text:s text:c="2"/><text:tab/> <text:s text:c="2"/><text:span text:style-name="T8">T</text:span>he system should be able to set the reminder before the real time of the <text:s text:c="2"/><text:tab/>task execution happens.</text:p>
        </text:list-item>
      </text:list>
      <text:p text:style-name="P4"/>
      <text:list xml:id="list3761530027" text:style-name="L4">
        <text:list-header>
          <text:p text:style-name="P11"><text:span text:style-name="T8">3.N</text:span>ext <text:s/>week expectation</text:p>
        </text:list-header>
      </text:list>
      <text:list xml:id="list1162645433" text:style-name="L5">
        <text:list-item>
          <text:p text:style-name="P3"/>
        </text:list-item>
        <text:list-item>
          <text:p text:style-name="P13">Implementing the <text:span text:style-name="T8">Geo-fencing</text:span> <text:span text:style-name="T8">component</text:span></text:p>
        </text:list-item>
        <text:list-item>
          <text:p text:style-name="P13"><text:span text:style-name="T8">W</text:span>orking on the location component and the datab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20:08:49.127403834</meta:creation-date>
    <dc:date>2018-06-23T22:46:32.639956763</dc:date>
    <meta:editing-duration>PT15M6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23" meta:word-count="129" meta:character-count="767" meta:non-whitespace-character-count="636"/>
  </office:meta>
</office:document-meta>
</file>